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e598cd" officeooo:paragraph-rsid="00ea0428"/>
    </style:style>
    <style:style style:name="P2" style:family="paragraph" style:parent-style-name="Text_20_body">
      <style:text-properties officeooo:rsid="01164fd5" officeooo:paragraph-rsid="01164fd5"/>
    </style:style>
    <style:style style:name="P3" style:family="paragraph" style:parent-style-name="Text_20_body">
      <style:text-properties fo:font-size="7pt" officeooo:rsid="00758099" officeooo:paragraph-rsid="011d7e48" style:font-size-asian="7pt" style:font-size-complex="7pt"/>
    </style:style>
    <style:style style:name="P4" style:family="paragraph" style:parent-style-name="Standard">
      <style:paragraph-properties style:line-height-at-least="0.198in"/>
      <style:text-properties fo:color="#008000" style:font-name="Droid Sans Mono" fo:font-size="10.5pt" fo:font-weight="normal" fo:background-color="#ffffff"/>
    </style:style>
    <style:style style:name="P5" style:family="paragraph" style:parent-style-name="Standard">
      <style:text-properties fo:color="#008000" style:font-name="Droid Sans Mono" fo:font-size="10.5pt" fo:font-weight="normal" officeooo:rsid="0114eae6" officeooo:paragraph-rsid="0114eae6" fo:background-color="#ffffff"/>
    </style:style>
    <style:style style:name="P6" style:family="paragraph" style:parent-style-name="Preformatted_20_Text">
      <style:text-properties officeooo:rsid="00e598cd" officeooo:paragraph-rsid="00ea0428"/>
    </style:style>
    <style:style style:name="P7" style:family="paragraph" style:parent-style-name="Preformatted_20_Text">
      <style:paragraph-properties fo:margin-left="0in" fo:margin-right="0in" fo:margin-top="0in" fo:margin-bottom="0.1965in" loext:contextual-spacing="false" fo:text-indent="0in" style:auto-text-indent="false"/>
    </style:style>
    <style:style style:name="P8" style:family="paragraph" style:parent-style-name="Preformatted_20_Text">
      <style:paragraph-properties fo:margin-left="0in" fo:margin-right="0in" fo:margin-top="0in" fo:margin-bottom="0in" loext:contextual-spacing="false" fo:text-indent="0in" style:auto-text-indent="false"/>
    </style:style>
    <style:style style:name="P9" style:family="paragraph" style:parent-style-name="Heading_20_2">
      <style:text-properties officeooo:rsid="011fbd2c"/>
    </style:style>
    <style:style style:name="P10" style:family="paragraph" style:parent-style-name="Text_20_body">
      <style:text-properties officeooo:rsid="00e598cd" officeooo:paragraph-rsid="00ea0428"/>
    </style:style>
    <style:style style:name="P11" style:family="paragraph" style:parent-style-name="Text_20_body">
      <style:text-properties officeooo:rsid="00e598cd" officeooo:paragraph-rsid="0121f55a"/>
    </style:style>
    <style:style style:name="P12" style:family="paragraph" style:parent-style-name="Text_20_body">
      <style:text-properties fo:font-size="8pt" officeooo:rsid="00e598cd" officeooo:paragraph-rsid="00ea0428" style:font-size-asian="8pt" style:font-size-complex="8pt"/>
    </style:style>
    <style:style style:name="P13" style:family="paragraph" style:parent-style-name="Text_20_body">
      <style:text-properties fo:font-size="8pt" officeooo:rsid="01164fd5" officeooo:paragraph-rsid="0121f55a" style:font-size-asian="8pt" style:font-size-complex="8pt"/>
    </style:style>
    <style:style style:name="P14" style:family="paragraph" style:parent-style-name="Text_20_body">
      <style:text-properties fo:font-size="8pt" officeooo:rsid="0121f55a" officeooo:paragraph-rsid="0121f55a" style:font-size-asian="8pt" style:font-size-complex="8pt"/>
    </style:style>
    <style:style style:name="P15" style:family="paragraph" style:parent-style-name="Text_20_body">
      <style:text-properties officeooo:rsid="0121f55a" officeooo:paragraph-rsid="0121f55a"/>
    </style:style>
    <style:style style:name="P16" style:family="paragraph" style:parent-style-name="Text_20_body">
      <style:text-properties officeooo:rsid="01164fd5" officeooo:paragraph-rsid="01164fd5"/>
    </style:style>
    <style:style style:name="P17" style:family="paragraph" style:parent-style-name="Text_20_body">
      <style:text-properties officeooo:rsid="01164fd5" officeooo:paragraph-rsid="0121f55a"/>
    </style:style>
    <style:style style:name="P18" style:family="paragraph" style:parent-style-name="Text_20_body">
      <style:text-properties fo:color="#ff3333" fo:font-weight="bold" officeooo:rsid="00e598cd" officeooo:paragraph-rsid="00ea0428" style:font-weight-asian="bold" style:font-weight-complex="bold"/>
    </style:style>
    <style:style style:name="P19" style:family="paragraph" style:parent-style-name="Preformatted_20_Text">
      <style:text-properties officeooo:rsid="00e598cd" officeooo:paragraph-rsid="00ea0428"/>
    </style:style>
    <style:style style:name="T1" style:family="text">
      <style:text-properties officeooo:rsid="00e91d1a"/>
    </style:style>
    <style:style style:name="T2" style:family="text">
      <style:text-properties fo:color="#c0c0c0"/>
    </style:style>
    <style:style style:name="T3" style:family="text">
      <style:text-properties fo:color="#008000"/>
    </style:style>
    <style:style style:name="T4" style:family="text">
      <style:text-properties fo:color="#808000"/>
    </style:style>
    <style:style style:name="T5" style:family="text">
      <style:text-properties fo:color="#808000" officeooo:rsid="00e598cd"/>
    </style:style>
    <style:style style:name="T6" style:family="text">
      <style:text-properties fo:color="#800080"/>
    </style:style>
    <style:style style:name="T7" style:family="text">
      <style:text-properties fo:color="#000080"/>
    </style:style>
    <style:style style:name="T8" style:family="text">
      <style:text-properties fo:color="#800000"/>
    </style:style>
    <style:style style:name="T9" style:family="text">
      <style:text-properties officeooo:rsid="0121f55a"/>
    </style:style>
    <style:style style:name="T10" style:family="text">
      <style:text-properties fo:font-size="8pt" style:font-size-asian="8pt"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Pins library types</text:h>
      <text:p text:style-name="P3">190<text:span text:style-name="T1">918</text:span>, updated <text:span text:style-name="T1">18</text:span>.<text:span text:style-name="T1">9</text:span>.2019/pekka</text:p>
      <text:p text:style-name="P15">Include “pins.h”</text:p>
      <text:h text:style-name="Heading_20_3" text:outline-level="3">Enumeration of pin types</text:h>
      <text:p text:style-name="P1"><text:span text:style-name="T10">typedef enum</text:span></text:p>
      <text:p text:style-name="P12">{</text:p>
      <text:p text:style-name="P12"><text:s text:c="4"/>PIN_INPUT,</text:p>
      <text:p text:style-name="P12"><text:s text:c="4"/>PIN_OUTPUT,</text:p>
      <text:p text:style-name="P12"><text:s text:c="4"/>PIN_ANALOG_INPUT,</text:p>
      <text:p text:style-name="P12"><text:s text:c="4"/>PIN_ANALOG_OUTPUT,</text:p>
      <text:p text:style-name="P12"><text:s text:c="4"/>PIN_PWM,</text:p>
      <text:p text:style-name="P12"><text:s text:c="4"/>PIN_TIMER</text:p>
      <text:p text:style-name="P12">}</text:p>
      <text:p text:style-name="P12">pinType;</text:p>
      <text:p text:style-name="P6"><text:span text:style-name="T4"/></text:p>
      <text:h text:style-name="Heading_20_3" text:outline-level="3">Enumeration of pin <text:span text:style-name="T9">parameters</text:span></text:h>
      <text:p text:style-name="P17"><text:span text:style-name="T10">typedef enum</text:span></text:p>
      <text:p text:style-name="P13">{</text:p>
      <text:p text:style-name="P13"><text:s text:c="4"/>PIN_PULL_UP,</text:p>
      <text:p text:style-name="P13"><text:s text:c="4"/>PIN_TOUCH,</text:p>
      <text:p text:style-name="P13"><text:s text:c="4"/>PIN_FREQENCY,</text:p>
      <text:p text:style-name="P13"><text:s text:c="4"/>PIN_RESOLUTION,</text:p>
      <text:p text:style-name="P13"><text:s text:c="4"/>PIN_INIT,</text:p>
      <text:p text:style-name="P13"><text:s text:c="4"/>PIN_SPEED, /* not used */</text:p>
      <text:p text:style-name="P13"><text:s text:c="4"/>PIN_DELAY, /* not used */</text:p>
      <text:p text:style-name="P13"><text:s text:c="4"/>PIN_MIN, <text:s text:c="2"/>/* Minimum value for signal */</text:p>
      <text:p text:style-name="P13"><text:s text:c="4"/>PIN_MAX <text:s text:c="3"/>/* Maximum value for signal, 0 if not set */</text:p>
      <text:p text:style-name="P13">}</text:p>
      <text:p text:style-name="P13">pinPrm;</text:p>
      <text:p text:style-name="P17"/>
      <text:h text:style-name="Heading_20_2" text:outline-level="2">Pin definition structure</text:h>
      <text:p text:style-name="P14">/* Structure to set up static information about one IO pin or other IO item.</text:p>
      <text:p text:style-name="P14"><text:s/>*/</text:p>
      <text:p text:style-name="P14">typedef struct Pin</text:p>
      <text:p text:style-name="P14">{</text:p>
      <text:p text:style-name="P14"><text:s text:c="4"/>/* Pointer to pin name string. <text:s/>*/</text:p>
      <text:p text:style-name="P14"><text:s text:c="4"/>os_char *name;</text:p>
      <text:p text:style-name="P14"/>
      <text:p text:style-name="P14"><text:s text:c="4"/>/* Pint type, like PIN_INPUT, PIN_OUTPUT... See pinType enumeration. <text:s text:c="2"/>*/</text:p>
      <text:p text:style-name="P14"><text:s text:c="4"/>pinType type;</text:p>
      <text:p text:style-name="P14"/>
      <text:p text:style-name="P14"><text:s text:c="4"/>/* Hardware bank number for the pin, if applies. <text:s text:c="2"/>*/</text:p>
      <text:p text:style-name="P14"><text:s text:c="4"/>os_short bank;</text:p>
      <text:p text:style-name="P14"/>
      <text:p text:style-name="P14"><text:s text:c="4"/>/* Hardware address for the pin. <text:s/>*/</text:p>
      <text:p text:style-name="P14"><text:s text:c="4"/>os_short addr;</text:p>
      <text:p text:style-name="P14"/>
      <text:p text:style-name="P14"><text:s text:c="4"/>/* Pointer to parameter array, OS_NULL if none. <text:s/>*/</text:p>
      <text:p text:style-name="P14"><text:s text:c="4"/>os_short *prm;</text:p>
      <text:p text:style-name="P14"/>
      <text:p text:style-name="P14"><text:s text:c="4"/>/* Number of items in parameter array. */</text:p>
      <text:p text:style-name="P14"><text:s text:c="4"/>os_char prm_n;</text:p>
      <text:p text:style-name="P14"/>
      <text:p text:style-name="P14"><text:s text:c="4"/>/* Next pin in linked list of pins belonging to same group as this one. */</text:p>
      <text:p text:style-name="P14"><text:soft-page-break/><text:s text:c="4"/>const struct Pin *congroup_next;</text:p>
      <text:p text:style-name="P14"/>
      <text:p text:style-name="P14"><text:s text:c="4"/>/* Next pin in linked list of pins belonging to the same IO configuration. */</text:p>
      <text:p text:style-name="P14"><text:s text:c="4"/>const struct Pin *board_next;</text:p>
      <text:p text:style-name="P14">}</text:p>
      <text:p text:style-name="P14">Pin;</text:p>
      <text:p text:style-name="P17"/>
      <text:p text:style-name="P1">There is group_next and board_next. Often is handy to loop trough all pins, like when making memory map for IO com. Or reading group of inputs with one command. To facilitate this we can group pins together. Pins with same PIN_GROUP number set go generate linked list and all pins of IO board a second linked list.</text:p>
      <text:p text:style-name="P1"/>
      <text:p text:style-name="P1">These appear in automatically generated .h file as:</text:p>
      <text:p text:style-name="P1"/>
      <text:p text:style-name="P11">extern const Pin *<text:span text:style-name="T9">jane</text:span>_pins; <text:s/>Pointer to <text:span text:style-name="T9">Jane’s </text:span>first <text:span text:style-name="T9">IO </text:span>pin. <text:span text:style-name="T9">We use this to initialize the IO pins, like pins_setup(jane_pins)</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18T06:23:02.809604398</dc:date>
    <meta:editing-duration>P2DT10H35M9S</meta:editing-duration>
    <meta:editing-cycles>235</meta:editing-cycles>
    <meta:generator>LibreOffice/6.2.4.2$Linux_X86_64 LibreOffice_project/20$Build-2</meta:generator>
    <meta:document-statistic meta:table-count="0" meta:image-count="0" meta:object-count="0" meta:page-count="2" meta:paragraph-count="54" meta:word-count="277" meta:character-count="1765" meta:non-whitespace-character-count="1404"/>
  </office:meta>
</office:document-meta>
</file>